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fo:language="en" fo:country="US" officeooo:rsid="00581d98" officeooo:paragraph-rsid="00581d98" style:language-complex="ar" style:country-complex="SA"/>
    </style:style>
    <style:style style:name="P2" style:family="paragraph" style:parent-style-name="Body">
      <style:text-properties fo:language="en" fo:country="US" officeooo:rsid="0027224c" officeooo:paragraph-rsid="0027224c" style:language-complex="ar" style:country-complex="SA"/>
    </style:style>
    <style:style style:name="P3" style:family="paragraph" style:parent-style-name="Footer">
      <style:text-properties officeooo:paragraph-rsid="0020cd04"/>
    </style:style>
    <style:style style:name="P4" style:family="paragraph" style:parent-style-name="Standard">
      <style:paragraph-properties fo:margin-top="0.111in" fo:margin-bottom="0in" loext:contextual-spacing="false"/>
    </style:style>
    <style:style style:name="P5" style:family="paragraph" style:parent-style-name="Legals">
      <style:text-properties officeooo:paragraph-rsid="0020cd04"/>
    </style:style>
    <style:style style:name="P6" style:family="paragraph" style:parent-style-name="Body">
      <style:text-properties officeooo:paragraph-rsid="001b92ce"/>
    </style:style>
    <style:style style:name="P7" style:family="paragraph" style:parent-style-name="Body">
      <style:text-properties fo:language="en" fo:country="US" style:language-complex="ar" style:country-complex="SA"/>
    </style:style>
    <style:style style:name="P8" style:family="paragraph" style:parent-style-name="Body">
      <style:text-properties fo:language="en" fo:country="US" officeooo:rsid="001febee" officeooo:paragraph-rsid="001b92ce" style:language-complex="ar" style:country-complex="SA"/>
    </style:style>
    <style:style style:name="P9" style:family="paragraph" style:parent-style-name="Body">
      <style:text-properties fo:language="en" fo:country="US" officeooo:rsid="002b3ce6" officeooo:paragraph-rsid="002b3ce6" style:language-complex="ar" style:country-complex="SA"/>
    </style:style>
    <style:style style:name="P10" style:family="paragraph" style:parent-style-name="Body">
      <style:text-properties fo:language="en" fo:country="US" officeooo:rsid="0055c5f8" officeooo:paragraph-rsid="0055c5f8" style:language-complex="ar" style:country-complex="SA"/>
    </style:style>
    <style:style style:name="P11"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2" style:family="paragraph" style:parent-style-name="Body">
      <style:text-properties officeooo:rsid="0024ac2d" officeooo:paragraph-rsid="0024ac2d"/>
    </style:style>
    <style:style style:name="P13" style:family="paragraph" style:parent-style-name="Body">
      <style:text-properties officeooo:rsid="0025758c" officeooo:paragraph-rsid="0025758c"/>
    </style:style>
    <style:style style:name="P14" style:family="paragraph" style:parent-style-name="Body">
      <style:text-properties officeooo:rsid="00385959" officeooo:paragraph-rsid="00385959"/>
    </style:style>
    <style:style style:name="P15" style:family="paragraph" style:parent-style-name="Body">
      <style:text-properties officeooo:rsid="0038eef3" officeooo:paragraph-rsid="0038eef3"/>
    </style:style>
    <style:style style:name="P16" style:family="paragraph" style:parent-style-name="Body">
      <style:text-properties officeooo:rsid="003a9cd2" officeooo:paragraph-rsid="003a9cd2"/>
    </style:style>
    <style:style style:name="P17" style:family="paragraph" style:parent-style-name="Body">
      <style:text-properties officeooo:rsid="003e16cd" officeooo:paragraph-rsid="003e16cd"/>
    </style:style>
    <style:style style:name="P18" style:family="paragraph" style:parent-style-name="Body">
      <style:text-properties officeooo:rsid="0042bbef" officeooo:paragraph-rsid="0042bbef"/>
    </style:style>
    <style:style style:name="P19" style:family="paragraph" style:parent-style-name="Body">
      <style:text-properties officeooo:rsid="0045d5ef" officeooo:paragraph-rsid="0045d5ef"/>
    </style:style>
    <style:style style:name="P20" style:family="paragraph" style:parent-style-name="Body">
      <style:text-properties officeooo:rsid="004afbc5" officeooo:paragraph-rsid="004afbc5"/>
    </style:style>
    <style:style style:name="P21" style:family="paragraph" style:parent-style-name="Body">
      <style:text-properties officeooo:rsid="00254f49" officeooo:paragraph-rsid="00254f49"/>
    </style:style>
    <style:style style:name="P22" style:family="paragraph" style:parent-style-name="Body">
      <style:text-properties officeooo:rsid="00255d33" officeooo:paragraph-rsid="00541bc5"/>
    </style:style>
    <style:style style:name="P23" style:family="paragraph" style:parent-style-name="Body">
      <style:text-properties officeooo:rsid="0042e7f3" officeooo:paragraph-rsid="0042e7f3"/>
    </style:style>
    <style:style style:name="P24" style:family="paragraph" style:parent-style-name="Body">
      <style:text-properties officeooo:paragraph-rsid="005a2b73"/>
    </style:style>
    <style:style style:name="P25" style:family="paragraph" style:parent-style-name="Body">
      <style:text-properties officeooo:paragraph-rsid="005d16e7"/>
    </style:style>
    <style:style style:name="P26" style:family="paragraph" style:parent-style-name="Body">
      <style:text-properties officeooo:rsid="005e7142" officeooo:paragraph-rsid="005e7142"/>
    </style:style>
    <style:style style:name="P2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8" style:family="paragraph" style:parent-style-name="CellBody">
      <style:paragraph-properties fo:keep-with-next="always" style:snap-to-layout-grid="false"/>
      <style:text-properties fo:language="en" fo:country="US" style:language-complex="ar" style:country-complex="SA"/>
    </style:style>
    <style:style style:name="P29" style:family="paragraph" style:parent-style-name="CellBody">
      <style:paragraph-properties fo:keep-with-next="always" style:snap-to-layout-grid="false"/>
      <style:text-properties fo:language="en" fo:country="US" officeooo:paragraph-rsid="004102a8" style:language-complex="ar" style:country-complex="SA"/>
    </style:style>
    <style:style style:name="P30"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31" style:family="paragraph" style:parent-style-name="Abstract">
      <style:text-properties fo:font-size="16pt" fo:language="en" fo:country="US" fo:font-weight="bold" style:font-size-asian="16pt" style:font-weight-asian="bold" style:language-complex="ar" style:country-complex="SA"/>
    </style:style>
    <style:style style:name="P32" style:family="paragraph" style:parent-style-name="Abstract">
      <style:text-properties fo:language="en" fo:country="US" officeooo:rsid="0048d473" officeooo:paragraph-rsid="0048d473" style:language-complex="ar" style:country-complex="SA"/>
    </style:style>
    <style:style style:name="P33" style:family="paragraph" style:parent-style-name="CellBody">
      <style:text-properties fo:language="en" fo:country="US" style:language-complex="ar" style:country-complex="SA"/>
    </style:style>
    <style:style style:name="P34" style:family="paragraph" style:parent-style-name="CellBody">
      <style:paragraph-properties style:snap-to-layout-grid="false"/>
      <style:text-properties fo:language="en" fo:country="US" style:language-complex="ar" style:country-complex="SA"/>
    </style:style>
    <style:style style:name="P35" style:family="paragraph" style:parent-style-name="CellBody">
      <style:paragraph-properties style:snap-to-layout-grid="false"/>
      <style:text-properties fo:language="en" fo:country="US" officeooo:paragraph-rsid="004102a8" style:language-complex="ar" style:country-complex="SA"/>
    </style:style>
    <style:style style:name="P36" style:family="paragraph" style:parent-style-name="CellBody">
      <style:paragraph-properties style:snap-to-layout-grid="false"/>
      <style:text-properties fo:language="en" fo:country="US" officeooo:rsid="004102a8" officeooo:paragraph-rsid="004102a8" style:language-complex="ar" style:country-complex="SA"/>
    </style:style>
    <style:style style:name="P37" style:family="paragraph" style:parent-style-name="CellBody">
      <style:text-properties fo:language="en" fo:country="US" officeooo:rsid="005a2b73" officeooo:paragraph-rsid="005a2b73" style:language-complex="ar" style:country-complex="SA"/>
    </style:style>
    <style:style style:name="P38" style:family="paragraph" style:parent-style-name="Document_20_Title">
      <style:text-properties fo:language="en" fo:country="US" style:language-complex="ar" style:country-complex="SA"/>
    </style:style>
    <style:style style:name="P3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0"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41" style:family="paragraph" style:parent-style-name="Standard">
      <style:text-properties style:font-name="Arial" fo:language="en" fo:country="US" officeooo:paragraph-rsid="001b92ce" style:language-complex="ar" style:country-complex="SA"/>
    </style:style>
    <style:style style:name="P42" style:family="paragraph" style:parent-style-name="Standard">
      <style:text-properties style:font-name="Arial" fo:language="en" fo:country="US" officeooo:rsid="001febee" officeooo:paragraph-rsid="001b92ce" style:language-complex="ar" style:country-complex="SA"/>
    </style:style>
    <style:style style:name="P43" style:family="paragraph" style:parent-style-name="Standard">
      <style:text-properties fo:language="en" fo:country="US" style:language-complex="ar" style:country-complex="SA"/>
    </style:style>
    <style:style style:name="P44" style:family="paragraph" style:parent-style-name="Standard">
      <style:text-properties fo:color="#ff0000" fo:language="en" fo:country="US" fo:font-style="italic" fo:font-weight="bold" style:font-style-asian="italic" style:font-weight-asian="bold" style:language-complex="ar" style:country-complex="SA"/>
    </style:style>
    <style:style style:name="P45" style:family="paragraph" style:parent-style-name="Heading_20_1">
      <style:text-properties fo:language="en" fo:country="US" style:language-complex="ar" style:country-complex="SA"/>
    </style:style>
    <style:style style:name="P46" style:family="paragraph" style:parent-style-name="Heading_20_1">
      <style:paragraph-properties fo:break-before="page"/>
      <style:text-properties fo:language="en" fo:country="US" style:language-complex="ar" style:country-complex="SA"/>
    </style:style>
    <style:style style:name="P47" style:family="paragraph" style:parent-style-name="Heading_20_2">
      <style:text-properties fo:language="en" fo:country="US" style:language-complex="ar" style:country-complex="SA"/>
    </style:style>
    <style:style style:name="P48" style:family="paragraph" style:parent-style-name="Heading_20_2">
      <style:text-properties fo:language="en" fo:country="US" officeooo:rsid="0021c380" officeooo:paragraph-rsid="001b92ce" style:language-complex="ar" style:country-complex="SA"/>
    </style:style>
    <style:style style:name="P49" style:family="paragraph" style:parent-style-name="Heading_20_2">
      <style:text-properties fo:language="en" fo:country="US" officeooo:rsid="001febee" officeooo:paragraph-rsid="001b92ce" style:language-complex="ar" style:country-complex="SA"/>
    </style:style>
    <style:style style:name="P50" style:family="paragraph" style:parent-style-name="Heading_20_2">
      <style:text-properties fo:language="en" fo:country="US" officeooo:rsid="005f1e33" officeooo:paragraph-rsid="005f1e33" style:language-complex="ar" style:country-complex="SA"/>
    </style:style>
    <style:style style:name="P51" style:family="paragraph" style:parent-style-name="Heading_20_2">
      <style:text-properties fo:language="en" fo:country="US" officeooo:paragraph-rsid="004102a8" style:language-complex="ar" style:country-complex="SA"/>
    </style:style>
    <style:style style:name="P52" style:family="paragraph" style:parent-style-name="Heading_20_2">
      <style:text-properties officeooo:rsid="005a2b73" officeooo:paragraph-rsid="005a2b73"/>
    </style:style>
    <style:style style:name="P53" style:family="paragraph" style:parent-style-name="Heading_20_3">
      <style:text-properties fo:language="en" fo:country="US" officeooo:rsid="006228ab" officeooo:paragraph-rsid="006228ab" style:language-complex="ar" style:country-complex="SA"/>
    </style:style>
    <style:style style:name="P54" style:family="paragraph" style:parent-style-name="Body">
      <style:text-properties fo:language="en" fo:country="US" officeooo:rsid="00581d98" officeooo:paragraph-rsid="00581d98" style:language-complex="ar" style:country-complex="SA"/>
    </style:style>
    <style:style style:name="P55" style:family="paragraph" style:parent-style-name="Body">
      <style:text-properties fo:language="en" fo:country="US" officeooo:rsid="005f1e33" officeooo:paragraph-rsid="005f1e33" style:language-complex="ar" style:country-complex="SA"/>
    </style:style>
    <style:style style:name="P56" style:family="paragraph" style:parent-style-name="Body">
      <style:text-properties fo:language="en" fo:country="US" officeooo:rsid="0027224c" officeooo:paragraph-rsid="0027224c" style:language-complex="ar" style:country-complex="SA"/>
    </style:style>
    <style:style style:name="P57" style:family="paragraph" style:parent-style-name="Body" style:list-style-name="L1">
      <style:text-properties fo:language="en" fo:country="US" officeooo:rsid="002b3ce6" officeooo:paragraph-rsid="002b3ce6" style:language-complex="ar" style:country-complex="SA"/>
    </style:style>
    <style:style style:name="P58" style:family="paragraph" style:parent-style-name="Body" style:list-style-name="L2">
      <style:text-properties fo:language="en" fo:country="US" officeooo:rsid="002b3ce6" officeooo:paragraph-rsid="002b3ce6" style:language-complex="ar" style:country-complex="SA"/>
    </style:style>
    <style:style style:name="P59" style:family="paragraph" style:parent-style-name="Body" style:list-style-name="L2">
      <style:text-properties fo:language="en" fo:country="US" officeooo:rsid="00324b78" officeooo:paragraph-rsid="002b3ce6" style:language-complex="ar" style:country-complex="SA"/>
    </style:style>
    <style:style style:name="P60" style:family="paragraph" style:parent-style-name="Body">
      <style:text-properties officeooo:rsid="006228ab" officeooo:paragraph-rsid="006228ab"/>
    </style:style>
    <style:style style:name="P6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6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6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4"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65" style:family="paragraph" style:parent-style-name="Definition_20_Term">
      <style:text-properties fo:language="en" fo:country="US" style:language-complex="ar" style:country-complex="SA"/>
    </style:style>
    <style:style style:name="T1" style:family="text">
      <style:text-properties officeooo:rsid="0055c5f8"/>
    </style:style>
    <style:style style:name="T2" style:family="text">
      <style:text-properties officeooo:rsid="002632b5"/>
    </style:style>
    <style:style style:name="T3" style:family="text">
      <style:text-properties officeooo:rsid="0051dd51"/>
    </style:style>
    <style:style style:name="T4" style:family="text">
      <style:text-properties officeooo:rsid="004fedf0"/>
    </style:style>
    <style:style style:name="T5" style:family="text">
      <style:text-properties officeooo:rsid="0019f0d1"/>
    </style:style>
    <style:style style:name="T6" style:family="text">
      <style:text-properties fo:language="en" fo:country="US" style:language-complex="ar" style:country-complex="SA"/>
    </style:style>
    <style:style style:name="T7" style:family="text">
      <style:text-properties fo:language="en" fo:country="US" officeooo:rsid="0055c5f8" style:language-complex="ar" style:country-complex="SA"/>
    </style:style>
    <style:style style:name="T8" style:family="text">
      <style:text-properties fo:language="en" fo:country="US" officeooo:rsid="002632b5" style:language-complex="ar" style:country-complex="SA"/>
    </style:style>
    <style:style style:name="T9" style:family="text">
      <style:text-properties fo:language="en" fo:country="US" officeooo:rsid="004fedf0" style:language-complex="ar" style:country-complex="SA"/>
    </style:style>
    <style:style style:name="T10" style:family="text">
      <style:text-properties fo:language="en" fo:country="US" officeooo:rsid="0027224c" style:language-complex="ar" style:country-complex="SA"/>
    </style:style>
    <style:style style:name="T11" style:family="text">
      <style:text-properties fo:language="en" fo:country="US" officeooo:rsid="001febee" style:language-complex="ar" style:country-complex="SA"/>
    </style:style>
    <style:style style:name="T12" style:family="text">
      <style:text-properties fo:language="en" fo:country="US" officeooo:rsid="004cc901" style:language-complex="ar" style:country-complex="SA"/>
    </style:style>
    <style:style style:name="T13" style:family="text">
      <style:text-properties fo:language="en" fo:country="US" officeooo:rsid="004e5d25" style:language-complex="ar" style:country-complex="SA"/>
    </style:style>
    <style:style style:name="T14" style:family="text">
      <style:text-properties fo:language="en" fo:country="US" officeooo:rsid="00541bc5" style:language-complex="ar" style:country-complex="SA"/>
    </style:style>
    <style:style style:name="T15" style:family="text">
      <style:text-properties fo:language="en" fo:country="US" officeooo:rsid="0056df4c" style:language-complex="ar" style:country-complex="SA"/>
    </style:style>
    <style:style style:name="T16" style:family="text">
      <style:text-properties fo:language="en" fo:country="US" officeooo:rsid="0057fa0c" style:language-complex="ar" style:country-complex="SA"/>
    </style:style>
    <style:style style:name="T17" style:family="text">
      <style:text-properties fo:language="en" fo:country="US" officeooo:rsid="00581d98" style:language-complex="ar" style:country-complex="SA"/>
    </style:style>
    <style:style style:name="T18" style:family="text">
      <style:text-properties fo:language="en" fo:country="US" officeooo:rsid="005d16e7" style:language-complex="ar" style:country-complex="SA"/>
    </style:style>
    <style:style style:name="T19" style:family="text">
      <style:text-properties fo:language="en" fo:country="US" officeooo:rsid="006228ab" style:language-complex="ar" style:country-complex="SA"/>
    </style:style>
    <style:style style:name="T20" style:family="text">
      <style:text-properties fo:language="en" fo:country="US" officeooo:rsid="006388e8" style:language-complex="ar" style:country-complex="SA"/>
    </style:style>
    <style:style style:name="T21" style:family="text">
      <style:text-properties fo:language="en" fo:country="US" officeooo:rsid="0064f0f2" style:language-complex="ar" style:country-complex="SA"/>
    </style:style>
    <style:style style:name="T22" style:family="text">
      <style:text-properties fo:language="en" fo:country="US" fo:font-weight="bold" style:font-weight-asian="bold" style:language-complex="ar" style:country-complex="SA" style:font-weight-complex="bold"/>
    </style:style>
    <style:style style:name="T23" style:family="text">
      <style:text-properties fo:font-size="14pt" fo:font-weight="normal" style:font-size-asian="14pt" style:font-weight-asian="normal"/>
    </style:style>
    <style:style style:name="T24" style:family="text">
      <style:text-properties style:font-name="Courier New"/>
    </style:style>
    <style:style style:name="T25" style:family="text">
      <style:text-properties officeooo:rsid="00324b78"/>
    </style:style>
    <style:style style:name="T26" style:family="text">
      <style:text-properties officeooo:rsid="00325bef"/>
    </style:style>
    <style:style style:name="T27" style:family="text">
      <style:text-properties officeooo:rsid="0037bafd"/>
    </style:style>
    <style:style style:name="T28" style:family="text">
      <style:text-properties officeooo:rsid="0038eef3"/>
    </style:style>
    <style:style style:name="T29" style:family="text">
      <style:text-properties officeooo:rsid="003c7967"/>
    </style:style>
    <style:style style:name="T30" style:family="text">
      <style:text-properties officeooo:rsid="003feda6"/>
    </style:style>
    <style:style style:name="T31" style:family="text">
      <style:text-properties officeooo:rsid="004102a8"/>
    </style:style>
    <style:style style:name="T32" style:family="text">
      <style:text-properties officeooo:rsid="0045d5ef"/>
    </style:style>
    <style:style style:name="T33" style:family="text">
      <style:text-properties officeooo:rsid="004a4ef4"/>
    </style:style>
    <style:style style:name="T34" style:family="text">
      <style:text-properties officeooo:rsid="004cc901"/>
    </style:style>
    <style:style style:name="T35" style:family="text">
      <style:text-properties officeooo:rsid="0052b347"/>
    </style:style>
    <style:style style:name="T36" style:family="text">
      <style:text-properties officeooo:rsid="0053b577"/>
    </style:style>
    <style:style style:name="T37" style:family="text">
      <style:text-properties officeooo:rsid="0055c5f8"/>
    </style:style>
    <style:style style:name="T38" style:family="text">
      <style:text-properties officeooo:rsid="002632b5"/>
    </style:style>
    <style:style style:name="T39" style:family="text">
      <style:text-properties officeooo:rsid="004fedf0"/>
    </style:style>
    <style:style style:name="T40" style:family="text">
      <style:text-properties officeooo:rsid="0051dd51"/>
    </style:style>
    <style:style style:name="T41"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311447261760" text:id="ct140311447261760">
          <text:insertion>
            <office:change-info>
              <dc:creator>David Bosschaert</dc:creator>
              <dc:date>2018-04-18T19:53:34</dc:date>
            </office:change-info>
          </text:insertion>
        </text:changed-region>
        <text:changed-region xml:id="ct140311447262608" text:id="ct140311447262608">
          <text:insertion>
            <office:change-info>
              <dc:creator>David Bosschaert</dc:creator>
              <dc:date>2018-04-18T19:53:39</dc:date>
            </office:change-info>
          </text:insertion>
        </text:changed-region>
        <text:changed-region xml:id="ct140311447263408" text:id="ct140311447263408">
          <text:insertion>
            <office:change-info>
              <dc:creator>David Bosschaert</dc:creator>
              <dc:date>2018-04-18T19:53:51</dc:date>
            </office:change-info>
          </text:insertion>
        </text:changed-region>
        <text:changed-region xml:id="ct140311447263696" text:id="ct140311447263696">
          <text:insertion>
            <office:change-info>
              <dc:creator>David Bosschaert</dc:creator>
              <dc:date>2018-04-18T19:54:00</dc:date>
            </office:change-info>
          </text:insertion>
        </text:changed-region>
        <text:changed-region xml:id="ct140311447271728" text:id="ct140311447271728">
          <text:deletion>
            <office:change-info>
              <dc:creator>David Bosschaert</dc:creator>
              <dc:date>2018-04-18T19:55:55</dc:date>
            </office:change-info>
            <text:p text:style-name="P1"><text:span text:style-name="T1">N</text:span>ote that this RFP is about defining an application. The mechanism, launch and manage this application at runtime is out of scope.</text:p>
          </text:deletion>
        </text:changed-region>
        <text:changed-region xml:id="ct140311447276496" text:id="ct140311447276496">
          <text:insertion>
            <office:change-info>
              <dc:creator>David Bosschaert</dc:creator>
              <dc:date>2018-04-18T19:55:37</dc:date>
            </office:change-info>
          </text:insertion>
        </text:changed-region>
        <text:changed-region xml:id="ct140311447277904" text:id="ct140311447277904">
          <text:insertion>
            <office:change-info>
              <dc:creator>David Bosschaert</dc:creator>
              <dc:date>2018-04-18T20:08:08</dc:date>
            </office:change-info>
          </text:insertion>
        </text:changed-region>
        <text:changed-region xml:id="ct140311449845104" text:id="ct140311449845104">
          <text:insertion>
            <office:change-info>
              <dc:creator>David Bosschaert</dc:creator>
              <dc:date>2018-04-18T19:57:05</dc:date>
            </office:change-info>
          </text:insertion>
        </text:changed-region>
        <text:changed-region xml:id="ct140311449891312" text:id="ct140311449891312">
          <text:insertion>
            <office:change-info>
              <dc:creator>David Bosschaert</dc:creator>
              <dc:date>2018-04-18T20:03:58</dc:date>
            </office:change-info>
          </text:insertion>
        </text:changed-region>
        <text:changed-region xml:id="ct140311449860928" text:id="ct140311449860928">
          <text:insertion>
            <office:change-info>
              <dc:creator>David Bosschaert</dc:creator>
              <dc:date>2018-04-18T20:04:00</dc:date>
            </office:change-info>
          </text:insertion>
        </text:changed-region>
        <text:changed-region xml:id="ct140311444351552" text:id="ct140311444351552">
          <text:insertion>
            <office:change-info>
              <dc:creator>David Bosschaert</dc:creator>
              <dc:date>2018-04-18T20:05:15</dc:date>
            </office:change-info>
          </text:insertion>
        </text:changed-region>
        <text:changed-region xml:id="ct140311444351024" text:id="ct140311444351024">
          <text:insertion>
            <office:change-info>
              <dc:creator>David Bosschaert</dc:creator>
              <dc:date>2018-04-18T20:06:00</dc:date>
            </office:change-info>
          </text:insertion>
        </text:changed-region>
        <text:changed-region xml:id="ct140311444385504" text:id="ct140311444385504">
          <text:insertion>
            <office:change-info>
              <dc:creator>David Bosschaert</dc:creator>
              <dc:date>2018-04-18T20:07:00</dc:date>
            </office:change-info>
          </text:insertion>
        </text:changed-region>
        <text:changed-region xml:id="ct140311450041616" text:id="ct140311450041616">
          <text:insertion>
            <office:change-info>
              <dc:creator>David Bosschaert</dc:creator>
              <dc:date>2018-05-01T12:15:20</dc:date>
            </office:change-info>
          </text:insertion>
        </text:changed-region>
        <text:changed-region xml:id="ct140311449878512" text:id="ct140311449878512">
          <text:insertion>
            <office:change-info>
              <dc:creator>David Bosschaert</dc:creator>
              <dc:date>2018-04-18T20:08:23</dc:date>
            </office:change-info>
          </text:insertion>
        </text:changed-region>
        <text:changed-region xml:id="ct140311449190224" text:id="ct140311449190224">
          <text:deletion>
            <office:change-info>
              <dc:creator>David Bosschaert</dc:creator>
              <dc:date>2018-04-18T19:58:16</dc:date>
            </office:change-info>
            <text:p text:style-name="P2"><text:span text:style-name="T2">While some might say that subsystems were designed for this, subsystems are rather a possible way to implement the runtime realization of some aspects of the features. However, subsystems are only one way to realize this and they are not designed to be authored by systems developers: </text:span>they are <text:span text:style-name="T3">a </text:span>possible binary realization of the features, while other <text:span text:style-name="T4">realizations</text:span> are possible, such as Apache Karaf KARs, Apache Felix BARs and Apache Sling Features.</text:p>
          </text:deletion>
        </text:changed-region>
        <text:changed-region xml:id="ct140311448823696" text:id="ct140311448823696">
          <text:insertion>
            <office:change-info>
              <dc:creator>David Bosschaert</dc:creator>
              <dc:date>2018-04-18T19:54:3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P38"><text:user-defined style:data-style-name="N0" text:name="RFP Title">OSGi Features</text:user-defined></text:p>
      <text:p text:style-name="P38"><text:span text:style-name="T23">Draft<text:line-break/><text:line-break/></text:span><text:span text:style-name="T23"><text:page-count style:num-format="1">12</text:page-count></text:span><text:span text:style-name="T23"> Pages</text:span></text:p>
      <text:p text:style-name="P39"/>
      <text:p text:style-name="P31">Abstract</text:p>
      <text:p text:style-name="P32">OSGi is <text:span text:style-name="T34">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46" text:outline-level="1" text:restart-numbering="true" text:start-value="-1">Document Information</text:h>
      <text:h text:style-name="P48" text:outline-level="2">License</text:h>
      <text:p text:style-name="P11">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2">I HEREBY ACKNOWLEDGE AND AGREE TO THE TERMS AND CONDITIONS DELINEATED ABOVE.</text:p>
      <text:h text:style-name="P49"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9" text:outline-level="2">Feedback</text:h>
      <text:p text:style-name="P6"><text:span text:style-name="T11">This document can be downloaded from the OSGi Alliance design repository at </text:span><text:a xlink:type="simple" xlink:href="https://github.com/osgi/design" text:style-name="Internet_20_link" text:visited-style-name="Visited_20_Internet_20_Link"><text:span text:style-name="T11">https://github.com/osgi/design</text:span></text:a><text:span text:style-name="T11"> The public can provide feedback about this document by opening a bug at https://www.osgi.org/bugzilla/.</text:span></text:p>
      <text:h text:style-name="P4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1">0 <text:s/>Document Information<text:tab/>2</text:p>
          <text:p text:style-name="P62">0.1 <text:s/>License<text:tab/>2</text:p>
          <text:p text:style-name="P62">0.2 <text:s/>Trademarks<text:tab/>3</text:p>
          <text:p text:style-name="P62">0.3 <text:s/>Feedback<text:tab/>3</text:p>
          <text:p text:style-name="P62">0.4 <text:s/>Table of Contents<text:tab/>3</text:p>
          <text:p text:style-name="P62">0.5 <text:s/>Terminology and Document Conventions<text:tab/>4</text:p>
          <text:p text:style-name="P62">0.6 <text:s/>Revision History<text:tab/>4</text:p>
          <text:p text:style-name="P61">1 <text:s/>Introduction<text:tab/>5</text:p>
          <text:p text:style-name="P61">2 <text:s/>Application Domain<text:tab/>5</text:p>
          <text:p text:style-name="P62">2.1 <text:s/>Relation to existing OSGi specificartions<text:tab/>6</text:p>
          <text:p text:style-name="P63">2.1.1 <text:s/>Subsystems Specification<text:tab/>6</text:p>
          <text:p text:style-name="P63">2.1.2 <text:s/>Deployment Admin Specification<text:tab/>6</text:p>
          <text:p text:style-name="P63">2.1.3 <text:s/>Application Admin Specifications<text:tab/>6</text:p>
          <text:p text:style-name="P62">2.2 <text:s/>Relation to existing Open Source solutions<text:tab/>6</text:p>
          <text:p text:style-name="P62">2.3 <text:s/>Terminology + Abbreviations<text:tab/>6</text:p>
          <text:p text:style-name="P61">3 <text:s/>Problem Description<text:tab/>7</text:p>
          <text:p text:style-name="P61">4 <text:s/>Use Cases<text:tab/>7</text:p>
          <text:p text:style-name="P62">4.1 <text:s/>Author a Feature<text:tab/>7</text:p>
          <text:p text:style-name="P62">4.2 <text:s/>Generate an application from a number of features<text:tab/>7</text:p>
          <text:p text:style-name="P62"><text:soft-page-break/>4.3 <text:s/>Create a Docker image for a specific feature<text:tab/>7</text:p>
          <text:p text:style-name="P62">4.4 <text:s/>Provide ‘most’ of the configuration, some at launch<text:tab/>8</text:p>
          <text:p text:style-name="P62">4.5 <text:s/>Add custom metadata<text:tab/>8</text:p>
          <text:p text:style-name="P62">4.6 <text:s/>Test an application with a patched bundle or configuration<text:tab/>8</text:p>
          <text:p text:style-name="P62">4.7 <text:s/>Remote Services<text:tab/>8</text:p>
          <text:p text:style-name="P61">5 <text:s/>Requirements<text:tab/>8</text:p>
          <text:p text:style-name="P61">6 <text:s/>Document Support<text:tab/>11</text:p>
          <text:p text:style-name="P62">6.1 <text:s/>References<text:tab/>11</text:p>
          <text:p text:style-name="P62">6.2 <text:s/>Author’s Address<text:tab/>11</text:p>
          <text:p text:style-name="P62">6.3 <text:s/>End of Document<text:tab/>12</text:p>
        </text:index-body>
      </text:table-of-content>
      <text:p text:style-name="P7"/>
      <text:h text:style-name="P47" text:outline-level="2">Terminology and Document Conventions</text:h>
      <text:p text:style-name="P7">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7"><text:span text:style-name="T24">Source code is shown in this typeface</text:span>.</text:p>
      <text:h text:style-name="P47" text:outline-level="2">Revision History</text:h>
      <text:p text:style-name="P7">The last named individual in this history is currently responsible for this document.</text:p>
      <text:p text:style-name="P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33">April 2018</text:p>
          </table:table-cell>
          <table:table-cell table:style-name="Table1.C1" office:value-type="string">
            <text:p text:style-name="P33">Initial version</text:p>
          </table:table-cell>
        </table:table-row>
        <table:table-row table:style-name="Table1.2">
          <table:table-cell table:style-name="Table1.A3" office:value-type="string">
            <text:p text:style-name="P37"><text:change-start text:change-id="ct140311447261760"/>0.2<text:change-end text:change-id="ct140311447261760"/></text:p>
          </table:table-cell>
          <table:table-cell table:style-name="Table1.A3" office:value-type="string">
            <text:p text:style-name="P37"><text:change-start text:change-id="ct140311447262608"/>April 2018<text:change-end text:change-id="ct140311447262608"/></text:p>
          </table:table-cell>
          <table:table-cell table:style-name="Table1.C3" office:value-type="string">
            <text:p text:style-name="P37"><text:change-start text:change-id="ct140311447263408"/>Update after feedback during S<text:change-end text:change-id="ct140311447263408"/><text:change-start text:change-id="ct140311447263696"/>ofia F2F<text:change-end text:change-id="ct140311447263696"/></text:p>
          </table:table-cell>
        </table:table-row>
        <table:table-row table:style-name="Table1.2">
          <table:table-cell table:style-name="Table1.A3" office:value-type="string">
            <text:p text:style-name="P37"/>
          </table:table-cell>
          <table:table-cell table:style-name="Table1.A3" office:value-type="string">
            <text:p text:style-name="P37"/>
          </table:table-cell>
          <table:table-cell table:style-name="Table1.C3" office:value-type="string">
            <text:p text:style-name="P37"/>
          </table:table-cell>
        </table:table-row>
      </table:table>
      <text:p text:style-name="P7"/>
      <text:h text:style-name="P46" text:outline-level="1"><text:span text:style-name="T33">I</text:span>ntroduction</text:h>
      <text:p text:style-name="P12">OSGi has become a platform capable of running large applications for a variety of purposes, including <text:span text:style-name="T32">rich</text:span> client applications, server-side systems and cloud and container based architectures. As these applications are <text:span text:style-name="T32">generally </text:span>based on many bundles, describing each bundle individually in the application definition becomes unwieldy once the <text:span text:style-name="T32">number of bundles reaches a certain level. </text:span></text:p>
      <text:p text:style-name="P19">Furthermore, OSGi has no mechanism to describe other elements of the application definition, such as configuration or custom artifacts.</text:p>
      <text:p text:style-name="P21">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45" text:outline-level="1">Application Domain</text:h>
      <text:p text:style-name="P22"><text:span text:style-name="T14">When developing large enterprise applications it is often the case that very few people know the role of every bundle or configuration item </text:span><text:span text:style-name="T17">in the application</text:span><text:span text:style-name="T14">. To keep the architecture understandable a grouping mechanism is needed that allows for the representation of </text:span><text:span text:style-name="T15">parts</text:span><text:span text:style-name="T14"> of the application into larger entities that keep reasoning about the application manageable. </text:span><text:span text:style-name="T7">In such a domain members of teams spread across the organization will need to be able to both </text:span><text:span text:style-name="T17">develop new parts for the application as well as </text:span><text:span text:style-name="T7">make tweaks </text:span><text:span text:style-name="T16">or enhancements</text:span><text:span text:style-name="T7"> to their respective parts </text:span><text:span text:style-name="T17">such as </text:span><text:span text:style-name="T7">adding configuration and resources or changing in one or more bundles relevant to their part of the application.</text:span></text:p>
      <text:p text:style-name="P10">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0">This RFP aims solving the problem of defining (large) applications in OSGi in a way that’s easy for humans and teams. </text:p>
      <text:p text:style-name="P1"><text:change text:change-id="ct140311447271728"/><text:change-start text:change-id="ct140311447276496"/></text:p>
      <text:h text:style-name="Heading_20_2" text:outline-level="2"><text:change-end text:change-id="ct140311447276496"/><text:change-start text:change-id="ct140311447277904"/><text:soft-page-break/>Relation to existing OSGi specificartions<text:change-end text:change-id="ct140311447277904"/><text:change-start text:change-id="ct140311449845104"/></text:h>
      <text:h text:style-name="Heading_20_3" text:outline-level="3">Subsystems Specification</text:h>
      <text:p text:style-name="P25"><text:span text:style-name="T8">While some might say that subsystems were designed for this, subsystems are rather a possible way to implement the runtime </text:span><text:span text:style-name="T9">realization</text:span><text:span text:style-name="T8"> of </text:span><text:span text:style-name="T9">some aspects of</text:span><text:span text:style-name="T8"> the features.</text:span><text:span text:style-name="T10"> </text:span><text:span text:style-name="T18">Subsystems are lacking authoring support and don’t provide a way to design a large application; the Subsystem specification does not provide a resource type that can service as a source format. A single subsystem can form the realisation of a single feature.</text:span></text:p>
      <text:h text:style-name="Heading_20_3" text:outline-level="3">Deployment Admin Specification<text:change-end text:change-id="ct140311449845104"/><text:change-start text:change-id="ct140311449891312"/></text:h>
      <text:p text:style-name="P26"><text:change-end text:change-id="ct140311449891312"/><text:change-start text:change-id="ct140311449860928"/>The Deployment Admin specification also defines a <text:change-end text:change-id="ct140311449860928"/><text:change-start text:change-id="ct140311444351552"/>deployable application format. These deployables are somewhat limited in that multiple deployment admin <text:change-end text:change-id="ct140311444351552"/><text:change-start text:change-id="ct140311444351024"/>applications cannot have overlapping bundles, making this specification not very useful as many applications share certain dependencies. Additionally, the D<text:change-end text:change-id="ct140311444351024"/><text:change-start text:change-id="ct140311444385504"/>eployment Admin specification does not define a format to architect features.<text:change-end text:change-id="ct140311444385504"/></text:p>
      <text:h text:style-name="P53" text:outline-level="3"><text:change-start text:change-id="ct140311450041616"/>Application Admin Specifications</text:h>
      <text:p text:style-name="P60"><text:span text:style-name="T19">T</text:span><text:span text:style-name="T6">he Application Admin Specification allows the deployment and management of Applications in OSGi. </text:span><text:span text:style-name="T20">T</text:span><text:span text:style-name="T6">his specification is primarily aimed at UI-based applications. </text:span><text:span text:style-name="T20">While this application provides a run-time API for deployment and </text:span><text:span text:style-name="T41">management</text:span><text:span text:style-name="T20"> of applications, it does not provide </text:span><text:span text:style-name="T21">a way to model features and applications for a systems architect.</text:span></text:p>
      <text:h text:style-name="P50" text:outline-level="2"><text:change-end text:change-id="ct140311450041616"/><text:change-start text:change-id="ct140311449878512"/>Relation to existing Open Source solutions</text:h>
      <text:p text:style-name="P55">A number of existing solutions exist both in Open Source as well as in closed source. From the Open Source space Apache Karaf Features are popular, as well as Eclipse Features. Additionally Apache Felix Bundle Archives provide a mechanism that could be use to deploy features. </text:p>
      <text:p text:style-name="P55">Apache Sling Features provide a way to design and run features using JSON.</text:p>
      <text:p text:style-name="P55">Knowledge of the existing solutions are used to influence the requirements in this document.</text:p>
      <text:h text:style-name="P47" text:outline-level="2"><text:change-end text:change-id="ct140311449878512"/>Terminology + Abbreviations</text:h>
      <text:p text:style-name="P20"><text:span text:style-name="T22">Application</text:span><text:span text:style-name="T6"> – An application is a complete definition of an entire runtime, including </text:span><text:span text:style-name="T12">the specific versions of </text:span><text:span text:style-name="T6">all of its dependencies and transitive dependencies. It also includes custom artifacts, such as data files and configuration. An application may have a number of </text:span><text:span text:style-name="T12">configuration </text:span><text:span text:style-name="T6">elements </text:span><text:span text:style-name="T12">specified </text:span><text:span text:style-name="T6">at startup.</text:span></text:p>
      <text:p text:style-name="P20"><text:span text:style-name="T22">Feature</text:span><text:span text:style-name="T6"> – A feature combines a number of bundles together to provide a logical piece of functionality. Features may also include other features, configuration and other artifacts. Different than for applications, features may use version ranges for dependencies.</text:span></text:p>
      <text:h text:style-name="P45" text:outline-level="1"><text:soft-page-break/>Problem Description</text:h>
      <text:p text:style-name="P13"><text:span text:style-name="T6">OSGi has no support for describing large applications. Application developers need to come up with their own way to do this. When applications are </text:span><text:span text:style-name="T13">getting larger</text:span><text:span text:style-name="T6"> and are developed by multiple teams this becomes a challenge, especially in cases where the application </text:span><text:span text:style-name="T13">is</text:span><text:span text:style-name="T6"> composed of multiple </text:span><text:span text:style-name="T13">features </text:span><text:span text:style-name="T6">each of which are groups of bundles, </text:span><text:span text:style-name="T13">configuration, metadata and other artifacts.</text:span></text:p>
      <text:p text:style-name="P2"><text:change text:change-id="ct140311449190224"/></text:p>
      <text:h text:style-name="P45" text:outline-level="1">Use Cases</text:h>
      <text:h text:style-name="Heading_20_2" text:outline-level="2">Author a Feature</text:h>
      <text:p text:style-name="P18">Linda is designing high-level components for a system she is building. She does this by selecting existing bundles, features, custom resources and configuration together and building this into feature<text:span text:style-name="T35">s</text:span>. The feature<text:span text:style-name="T35">s</text:span> also provide capabilities that are not provided by any of the individual components themselves. Linda would like an easy-to-use mechanism to author th<text:span text:style-name="T35">e</text:span> feature definition<text:span text:style-name="T35">s</text:span> and when it’s done she’s planning to upload <text:span text:style-name="T35">the features</text:span> to a Maven Repository. </text:p>
      <text:h text:style-name="Heading_20_2" text:outline-level="2">Generate an application from a number of features</text:h>
      <text:p text:style-name="P14">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28">D</text:span>ocker image for a specific feature</text:h>
      <text:p text:style-name="P15">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text:soft-page-break/>Provide ‘most’ of the configuration, <text:span text:style-name="T27">some at launch</text:span></text:h>
      <text:p text:style-name="P16">Barry is using an application that has been created from a number of features. The features provided the default configuration needed to use the application, <text:span text:style-name="T29">but Barry needs to supply additional configuration information at launch time, such as database credentials.</text:span></text:p>
      <text:h text:style-name="Heading_20_2" text:outline-level="2">Add custom metadata</text:h>
      <text:p text:style-name="P17">Sarah is a Feature developer who wishes to record additional performance testing <text:span text:style-name="T30">characteristics</text:span> in the feature model. With this information <text:span text:style-name="T30">a testing process can check that the performance of the feature is adequate and if not take appropriate measures. She wants to specify this performance information per external API provided through the Feature.</text:span></text:p>
      <text:h text:style-name="Heading_20_2" text:outline-level="2"><text:span text:style-name="T31">T</text:span>est an application with a patched bundle or configuration</text:h>
      <text:p text:style-name="P23">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36">or application</text:span>, since the<text:span text:style-name="T36">se</text:span> have already been released and cannot be modified any more.<text:change-start text:change-id="ct140311448823696"/></text:p>
      <text:h text:style-name="P52" text:outline-level="2">Remote Services</text:h>
      <text:p text:style-name="P24">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does choose must assemble successfully even though no local bundle provides the FooService capability.<text:change-end text:change-id="ct140311448823696"/></text:p>
      <text:h text:style-name="P45" text:outline-level="1">Requirements</text:h>
      <text:p text:style-name="P9">The feature model is about describing a feature, aggregating features to either build higher level features or an application. The model should meet the following requirements:</text:p>
      <text:list xml:id="list1197643044" text:style-name="L1">
        <text:list-item>
          <text:p text:style-name="P57">FM010 - The feature model should be described through a text format which is easily consumable by both humans and machines, that can be edited with common editors and support text-based diff operations.</text:p>
        </text:list-item>
        <text:list-item>
          <text:p text:style-name="P57">FM020 - A feature must be describable through a single file.</text:p>
        </text:list-item>
        <text:list-item>
          <text:p text:style-name="P57">FM030 - Multiple features must be described in multiple files.</text:p>
        </text:list-item>
        <text:list-item>
          <text:p text:style-name="P57">FM040 - The feature model language must support comments.</text:p>
        </text:list-item>
        <text:list-item>
          <text:p text:style-name="P57">FM050 - The feature model may support more than one text-based definition language where the language used can be easily inferred, for example from the file extension.</text:p>
        </text:list-item>
        <text:list-item>
          <text:p text:style-name="P57"><text:soft-page-break/>FM060 - The feature model should provide support for long and multi-line values without creating files that become hard to handle.</text:p>
        </text:list-item>
        <text:list-item>
          <text:p text:style-name="P57">FM070 - A feature model must have a unique identifier.</text:p>
        </text:list-item>
        <text:list-item>
          <text:p text:style-name="P57">FM080 - A feature model must have a version.</text:p>
        </text:list-item>
        <text:list-item>
          <text:p text:style-name="P57">FM090 - A feature model must be referenceable through Apache Maven coordinates.</text:p>
        </text:list-item>
        <text:list-item>
          <text:p text:style-name="P57">FM100 - It must be possible to specify the bundles belonging to the feature, including version.</text:p>
        </text:list-item>
        <text:list-item>
          <text:p text:style-name="P57">FM110 - It must be possible to specify the bundles in a feature in terms of Apache Maven coordinates.</text:p>
        </text:list-item>
        <text:list-item>
          <text:p text:style-name="P57">FM120 - The feature model must allow the specification of the order in which the bundles inside the feature are started. This should be relative to when the feature itself is started.</text:p>
        </text:list-item>
        <text:list-item>
          <text:p text:style-name="P57">FM130 - It must be possible to define whether a bundle is mandatory or optional.</text:p>
        </text:list-item>
        <text:list-item>
          <text:p text:style-name="P57">FM140 - It must be possible to associate any additional metadata like a hash with a bundle.</text:p>
        </text:list-item>
        <text:list-item>
          <text:p text:style-name="P57">FM150 - It must be possible to specify the OSGi configurations for a feature.</text:p>
        </text:list-item>
        <text:list-item>
          <text:p text:style-name="P57">FM160 - Both normal OSGi configurations as well as factory configurations must be supported. The feature model must support all data types supported by the OSGi Configuration Admin specification.</text:p>
        </text:list-item>
        <text:list-item>
          <text:p text:style-name="P57">FM170 - The OSGi configuration resource format as defined in the OSGi Configurator Specification must be supported.</text:p>
        </text:list-item>
        <text:list-item>
          <text:p text:style-name="P57">FM180 - It must be possible to associate an OSGi configuration with a bundle within a feature. If the bundle is not resolved at runtime then the associated configuration also does not get installed.</text:p>
        </text:list-item>
        <text:list-item>
          <text:p text:style-name="P57">FM190 - It must be possible to define framework properties.</text:p>
        </text:list-item>
        <text:list-item>
          <text:p text:style-name="P57">FM200 - The feature model must be extensible to allow other artifacts than bundles.</text:p>
        </text:list-item>
        <text:list-item>
          <text:p text:style-name="P57">FM210 - It must be possible to specify the artifacts in a feature in terms of Apache Maven coordinates.</text:p>
        </text:list-item>
        <text:list-item>
          <text:p text:style-name="P57">FM220 - It must be possible to associate any additional metadata like a hash with an artifact.</text:p>
        </text:list-item>
        <text:list-item>
          <text:p text:style-name="P57">FM230 - It must be possible to define whether an artifact is mandatory or optional.</text:p>
        </text:list-item>
        <text:list-item>
          <text:p text:style-name="P57">FM240 - The feature model must be extensible to allow other/additional content.</text:p>
        </text:list-item>
        <text:list-item>
          <text:p text:style-name="P57">FM250 - It must be possible to mark the additional content as optional.</text:p>
        </text:list-item>
        <text:list-item>
          <text:p text:style-name="P57">FM260 - A feature must be able to specify additional requirements and capabilities that extend the requirements and capabilities from the contained artifacts.</text:p>
        </text:list-item>
        <text:list-item>
          <text:p text:style-name="P57">FM270 - A feature must be able to extend other features.</text:p>
        </text:list-item>
        <text:list-item>
          <text:p text:style-name="P57">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57"><text:soft-page-break/>FM290 - The feature model must describe how several features are aggregated to build a higher level feature.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57">FM300 - The feature model must describe how several features are combined to build an application.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57">FM310 - When features are aggregated, either to create a higher level feature or an application, and a bundle/artifact is encountered with different versions, the feature model must be capable of only using the bundle/artifact with the highest version number. The detection is based on the artifact/bundle id, not the bundle symbolic name.</text:p>
        </text:list-item>
        <text:list-item>
          <text:p text:style-name="P57">FM320 - When features are aggregated, either to create a higher level feature or an application, and a bundle/artifact is encountered with different versions, the feature model must be capable of including both versions side-by-side. The detection is based on the artifact/bundle id, not the bundle symbolic name.</text:p>
        </text:list-item>
        <text:list-item>
          <text:p text:style-name="P57">FM330 - When features are aggregated, either to create a higher level feature or an application, the resulting feature or application must be minimal meaning it must not contain additional or unneeded artifacts.</text:p>
        </text:list-item>
        <text:list-item>
          <text:p text:style-name="P57">FM3<text:span text:style-name="T26">4</text:span>0 - The feature model must calculate the startup order of bundles for an aggregated application respecting the dependencies between features and their contents.</text:p>
        </text:list-item>
        <text:list-item>
          <text:p text:style-name="P57">FM3<text:span text:style-name="T26">5</text:span>0 - The feature model must support variables to be used throughout the model, avoiding the need to repeat the same value several times.</text:p>
        </text:list-item>
        <text:list-item>
          <text:p text:style-name="P57">FM3<text:span text:style-name="T26">6</text:span>0 - When features are aggregated, the ordering of the processing of those features needs to be predictable and stable.</text:p>
        </text:list-item>
        <text:list-item>
          <text:p text:style-name="P57">FM3<text:span text:style-name="T26">7</text:span>0 - The feature model must support adding or overwriting requirements and capabilities of a contained bundle or artifact. This is in oder to correct invalid metadata or to add missing metadata of the artifact.</text:p>
        </text:list-item>
        <text:list-item>
          <text:p text:style-name="P57">FM3<text:span text:style-name="T26">8</text:span>0 - The feature model must support adding or overwriting manifest headers for a bundle. For example to allow to change the bundle symbolic name or to add missing OSGi metadata to a plain jar file.</text:p>
        </text:list-item>
        <text:list-item>
          <text:p text:style-name="P57">FM<text:span text:style-name="T26">39</text:span>0 - The feature model must support a textual representation for an application aggregated out of features. The format should be as similar as possible to the feature format.</text:p>
        </text:list-item>
        <text:list-item>
          <text:p text:style-name="P57">FM4<text:span text:style-name="T26">0</text:span>0 - It must be possible to specify the framework to launch an application as part of the application model.</text:p>
        </text:list-item>
        <text:list-item>
          <text:p text:style-name="P57">FM4<text:span text:style-name="T26">1</text:span>0 - When features are aggregated to either a higher level feature or an application, the resulting feature or application must still contain the variables.</text:p>
        </text:list-item>
        <text:list-item>
          <text:p text:style-name="P57">FM4<text:span text:style-name="T26">2</text:span>0 - The startup order of features and bundles must be part of the resulting aggregated application model.</text:p>
        </text:list-item>
        <text:list-item>
          <text:p text:style-name="P57">FM4<text:span text:style-name="T26">3</text:span>0 - The feature model must support additional, optional information about the feature like a human readable title, a description, vendor and licensing information.</text:p>
        </text:list-item>
        <text:list-item>
          <text:p text:style-name="P57"><text:soft-page-break/>FM4<text:span text:style-name="T26">4</text:span>0 - The feature model must use a versioned descriptor format so that if the format evolves in the future users can state in feature model files what version they are written for.</text:p>
        </text:list-item>
        <text:list-item>
          <text:p text:style-name="P57">FM4<text:span text:style-name="T26">5</text:span>0 - The feature model should provide an externally accessible API for reading and writing feature files.</text:p>
        </text:list-item>
      </text:list>
      <text:list xml:id="list3046067797" text:style-name="L2">
        <text:list-item>
          <text:p text:style-name="P58"><text:span text:style-name="T25">FM46</text:span>0 - It must be possible to add new features <text:span text:style-name="T25">to an existing application </text:span>by placing additional files in a container's file system.</text:p>
        </text:list-item>
        <text:list-item>
          <text:p text:style-name="P59">FM470 - It must be possible to alter existing features in an application by placing additional files in the file system. For example to uninstall or update a bundle provided by an existing feature or to alter a configuration set by an existing feature.</text:p>
        </text:list-item>
      </text:list>
      <text:h text:style-name="P45" text:outline-level="1">Document Support</text:h>
      <text:h text:style-name="P47" text:outline-level="2">References</text:h>
      <text:list xml:id="list1183774128" text:style-name="WW8Num3">
        <text:list-item>
          <text:p text:style-name="P65"><text:bookmark-start text:name="_Ref493020620"/>Bradner, S., Key words for use in RFCs to Indicate Requirement Levels, RFC2119, March 1997.<text:bookmark-end text:name="_Ref493020620"/></text:p>
        </text:list-item>
        <text:list-item>
          <text:p text:style-name="P65">Software Requirements &amp; Specifications. Michael Jackson. ISBN 0-201-87712-0</text:p>
        </text:list-item>
      </text:list>
      <text:p text:style-name="P43"/>
      <text:p text:style-name="P44"/>
      <text:h text:style-name="P47" text:outline-level="2">Author’s Address</text:h>
      <text:p text:style-name="P7"/>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30">David Bosschaert</text:p>
          </table:table-cell>
        </table:table-row>
        <table:table-row table:style-name="Table2.1">
          <table:table-cell table:style-name="Table2.A1" office:value-type="string">
            <text:p text:style-name="P28">Company</text:p>
          </table:table-cell>
          <table:table-cell table:style-name="Table2.B1" office:value-type="string">
            <text:p text:style-name="P30">Adobe</text:p>
          </table:table-cell>
        </table:table-row>
        <table:table-row table:style-name="Table2.1">
          <table:table-cell table:style-name="Table2.A1" office:value-type="string">
            <text:p text:style-name="P28">Address</text:p>
          </table:table-cell>
          <table:table-cell table:style-name="Table2.B1" office:value-type="string">
            <text:p text:style-name="P28"/>
          </table:table-cell>
        </table:table-row>
        <table:table-row table:style-name="Table2.1">
          <table:table-cell table:style-name="Table2.A1" office:value-type="string">
            <text:p text:style-name="P28">Voice</text:p>
          </table:table-cell>
          <table:table-cell table:style-name="Table2.B1" office:value-type="string">
            <text:p text:style-name="P28"/>
          </table:table-cell>
        </table:table-row>
        <table:table-row table:style-name="Table2.1">
          <table:table-cell table:style-name="Table2.A1" office:value-type="string">
            <text:p text:style-name="P34">e-mail</text:p>
          </table:table-cell>
          <table:table-cell table:style-name="Table2.B1" office:value-type="string">
            <text:p text:style-name="P36">bosschae@adobe.com</text:p>
          </table:table-cell>
        </table:table-row>
      </table:table>
      <text:p text:style-name="P7"/>
      <table:table table:name="Table3" table:style-name="Table3">
        <table:table-column table:style-name="Table3.A"/>
        <table:table-column table:style-name="Table3.B"/>
        <table:table-row table:style-name="Table3.1">
          <table:table-cell table:style-name="Table3.A1" office:value-type="string">
            <text:p text:style-name="P29">Name</text:p>
          </table:table-cell>
          <table:table-cell table:style-name="Table3.B1" office:value-type="string">
            <text:p text:style-name="P29"/>
          </table:table-cell>
        </table:table-row>
        <table:table-row table:style-name="Table3.1">
          <table:table-cell table:style-name="Table3.A1" office:value-type="string">
            <text:p text:style-name="P29">Company</text:p>
          </table:table-cell>
          <table:table-cell table:style-name="Table3.B1" office:value-type="string">
            <text:p text:style-name="P29"/>
          </table:table-cell>
        </table:table-row>
        <table:table-row table:style-name="Table3.1">
          <table:table-cell table:style-name="Table3.A1" office:value-type="string">
            <text:p text:style-name="P29">Address</text:p>
          </table:table-cell>
          <table:table-cell table:style-name="Table3.B1" office:value-type="string">
            <text:p text:style-name="P29"/>
          </table:table-cell>
        </table:table-row>
        <table:table-row table:style-name="Table3.1">
          <table:table-cell table:style-name="Table3.A1" office:value-type="string">
            <text:p text:style-name="P29">Voice</text:p>
          </table:table-cell>
          <table:table-cell table:style-name="Table3.B1" office:value-type="string">
            <text:p text:style-name="P29"/>
          </table:table-cell>
        </table:table-row>
        <table:table-row table:style-name="Table3.1">
          <table:table-cell table:style-name="Table3.A1" office:value-type="string">
            <text:p text:style-name="P35">e-mail</text:p>
          </table:table-cell>
          <table:table-cell table:style-name="Table3.B1" office:value-type="string">
            <text:p text:style-name="P35"/>
          </table:table-cell>
        </table:table-row>
      </table:table>
      <text:p text:style-name="Body"><text:soft-page-break/></text:p>
      <table:table table:name="Table4" table:style-name="Table4">
        <table:table-column table:style-name="Table4.A"/>
        <table:table-column table:style-name="Table4.B"/>
        <table:table-row table:style-name="Table4.1">
          <table:table-cell table:style-name="Table4.A1" office:value-type="string">
            <text:p text:style-name="P29">Name</text:p>
          </table:table-cell>
          <table:table-cell table:style-name="Table4.B1" office:value-type="string">
            <text:p text:style-name="P29"/>
          </table:table-cell>
        </table:table-row>
        <table:table-row table:style-name="Table4.1">
          <table:table-cell table:style-name="Table4.A1" office:value-type="string">
            <text:p text:style-name="P29">Company</text:p>
          </table:table-cell>
          <table:table-cell table:style-name="Table4.B1" office:value-type="string">
            <text:p text:style-name="P29"/>
          </table:table-cell>
        </table:table-row>
        <table:table-row table:style-name="Table4.1">
          <table:table-cell table:style-name="Table4.A1" office:value-type="string">
            <text:p text:style-name="P29">Address</text:p>
          </table:table-cell>
          <table:table-cell table:style-name="Table4.B1" office:value-type="string">
            <text:p text:style-name="P29"/>
          </table:table-cell>
        </table:table-row>
        <table:table-row table:style-name="Table4.1">
          <table:table-cell table:style-name="Table4.A1" office:value-type="string">
            <text:p text:style-name="P29">Voice</text:p>
          </table:table-cell>
          <table:table-cell table:style-name="Table4.B1" office:value-type="string">
            <text:p text:style-name="P29"/>
          </table:table-cell>
        </table:table-row>
        <table:table-row table:style-name="Table4.1">
          <table:table-cell table:style-name="Table4.A1" office:value-type="string">
            <text:p text:style-name="P35">e-mail</text:p>
          </table:table-cell>
          <table:table-cell table:style-name="Table4.B1" office:value-type="string">
            <text:p text:style-name="P35"/>
          </table:table-cell>
        </table:table-row>
      </table:table>
      <text:h text:style-name="P51" text:outline-level="2">End of Document</text:h>
      <text:p text:style-name="P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1"><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3</text:page-number><text:s/>of <text:page-count style:num-format="1">12</text:page-count></text:p>
        <text:p text:style-name="Header"/>
        <text:p text:style-name="Header"><text:tab/>Draft<text:tab/><text:modification-date style:data-style-name="N121">1 May 2018</text:modification-date></text:p>
      </style:header>
      <style:footer>
        <text:p text:style-name="MP1">Copyright © <text:span text:style-name="MT1">OSGi Alliance </text:span><text:span text:style-name="MT1"><text:modification-date style:data-style-name="N122">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creation-date>2018-03-15T13:08:31.597106000</meta:creation-date>
    <meta:editing-cycles>57</meta:editing-cycles>
    <meta:editing-duration>P19DT10H51M18S</meta:editing-duration>
    <meta:initial-creator>David Bosschaert</meta:initial-creator>
    <dc:date>2018-05-01T13:40:46.867533000</dc:date>
    <dc:creator>David Bosschaert</dc:creator>
    <meta:printed-by>David Bosschaert</meta:printed-by>
    <meta:print-date>2018-04-04T10:05:23.110436000</meta:print-date>
    <meta:document-statistic meta:table-count="4" meta:image-count="2" meta:object-count="0" meta:page-count="12" meta:paragraph-count="179" meta:word-count="3805" meta:character-count="23938" meta:non-whitespace-character-count="20334"/>
    <meta:user-defined meta:name="Info"/>
    <meta:user-defined meta:name="Info 3"/>
    <meta:user-defined meta:name="Info 4"/>
    <meta:user-defined meta:name="RFP Title">OSGi Features</meta:user-defined>
  </office:meta>
</office:document-meta>
</file>